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1247" calcext:value-type="float">
            <text:p>7.412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5883" calcext:value-type="float">
            <text:p>3.858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-[#REF!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6079" calcext:value-type="float">
            <text:p>4.4607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.3976E-022" calcext:value-type="float">
            <text:p>1.40E-22</text:p>
          </table:table-cell>
          <table:table-cell office:value-type="float" office:value="2.3409" calcext:value-type="float">
            <text:p>2.3409</text:p>
          </table:table-cell>
          <table:table-cell table:style-name="ce1" office:value-type="float" office:value="0.00000750974" calcext:value-type="float">
            <text:p>7.51E-06</text:p>
          </table:table-cell>
          <table:table-cell office:value-type="float" office:value="0.000250093" calcext:value-type="float">
            <text:p>0.000250093</text:p>
          </table:table-cell>
          <table:table-cell table:formula="of:=[.C3]-[.C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4286" calcext:value-type="float">
            <text:p>2.9428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750974" calcext:value-type="float">
            <text:p>7.51E-06</text:p>
          </table:table-cell>
          <table:table-cell office:value-type="float" office:value="0" calcext:value-type="float">
            <text:p>0</text:p>
          </table:table-cell>
          <table:table-cell office:value-type="float" office:value="0.000250093" calcext:value-type="float">
            <text:p>0.000250093</text:p>
          </table:table-cell>
          <table:table-cell office:value-type="float" office:value="1.55068" calcext:value-type="float">
            <text:p>1.55068</text:p>
          </table:table-cell>
          <table:table-cell table:style-name="ce1" office:value-type="float" office:value="0.0000165613" calcext:value-type="float">
            <text:p>1.66E-05</text:p>
          </table:table-cell>
          <table:table-cell office:value-type="float" office:value="0.000551532" calcext:value-type="float">
            <text:p>0.000551532</text:p>
          </table:table-cell>
          <table:table-cell table:formula="of:=[.C4]-[.C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546" calcext:value-type="float">
            <text:p>2.754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65613" calcext:value-type="float">
            <text:p>1.66E-05</text:p>
          </table:table-cell>
          <table:table-cell office:value-type="float" office:value="0" calcext:value-type="float">
            <text:p>0</text:p>
          </table:table-cell>
          <table:table-cell office:value-type="float" office:value="0.000551532" calcext:value-type="float">
            <text:p>0.000551532</text:p>
          </table:table-cell>
          <table:table-cell office:value-type="float" office:value="1.47136" calcext:value-type="float">
            <text:p>1.47136</text:p>
          </table:table-cell>
          <table:table-cell table:style-name="ce1" office:value-type="float" office:value="0.000034981" calcext:value-type="float">
            <text:p>3.50E-05</text:p>
          </table:table-cell>
          <table:table-cell office:value-type="float" office:value="0.00116495" calcext:value-type="float">
            <text:p>0.00116495</text:p>
          </table:table-cell>
          <table:table-cell table:formula="of:=[.C5]-[.C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7528" calcext:value-type="float">
            <text:p>2.6752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34981" calcext:value-type="float">
            <text:p>3.50E-05</text:p>
          </table:table-cell>
          <table:table-cell office:value-type="float" office:value="0" calcext:value-type="float">
            <text:p>0</text:p>
          </table:table-cell>
          <table:table-cell office:value-type="float" office:value="0.00116495" calcext:value-type="float">
            <text:p>0.00116495</text:p>
          </table:table-cell>
          <table:table-cell office:value-type="float" office:value="1.43006" calcext:value-type="float">
            <text:p>1.43006</text:p>
          </table:table-cell>
          <table:table-cell table:style-name="ce1" office:value-type="float" office:value="0.0000571824" calcext:value-type="float">
            <text:p>5.72E-05</text:p>
          </table:table-cell>
          <table:table-cell office:value-type="float" office:value="0.00190431" calcext:value-type="float">
            <text:p>0.00190431</text:p>
          </table:table-cell>
          <table:table-cell table:formula="of:=[.C6]-[.C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3594" calcext:value-type="float">
            <text:p>3.2359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571824" calcext:value-type="float">
            <text:p>5.72E-05</text:p>
          </table:table-cell>
          <table:table-cell office:value-type="float" office:value="0" calcext:value-type="float">
            <text:p>0</text:p>
          </table:table-cell>
          <table:table-cell office:value-type="float" office:value="0.00190431" calcext:value-type="float">
            <text:p>0.00190431</text:p>
          </table:table-cell>
          <table:table-cell office:value-type="float" office:value="1.74061" calcext:value-type="float">
            <text:p>1.74061</text:p>
          </table:table-cell>
          <table:table-cell table:style-name="ce1" office:value-type="float" office:value="0.0000914516" calcext:value-type="float">
            <text:p>9.15E-05</text:p>
          </table:table-cell>
          <table:table-cell office:value-type="float" office:value="0.00304556" calcext:value-type="float">
            <text:p>0.00304556</text:p>
          </table:table-cell>
          <table:table-cell table:formula="of:=[.C7]-[.C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4845" calcext:value-type="float">
            <text:p>4.1484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914516" calcext:value-type="float">
            <text:p>9.15E-05</text:p>
          </table:table-cell>
          <table:table-cell office:value-type="float" office:value="0" calcext:value-type="float">
            <text:p>0</text:p>
          </table:table-cell>
          <table:table-cell office:value-type="float" office:value="0.00304556" calcext:value-type="float">
            <text:p>0.00304556</text:p>
          </table:table-cell>
          <table:table-cell office:value-type="float" office:value="2.23432" calcext:value-type="float">
            <text:p>2.23432</text:p>
          </table:table-cell>
          <table:table-cell office:value-type="float" office:value="0.000140266" calcext:value-type="float">
            <text:p>0.000140266</text:p>
          </table:table-cell>
          <table:table-cell office:value-type="float" office:value="0.00467122" calcext:value-type="float">
            <text:p>0.00467122</text:p>
          </table:table-cell>
          <table:table-cell table:formula="of:=[.C8]-[.C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4216" calcext:value-type="float">
            <text:p>4.642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140266" calcext:value-type="float">
            <text:p>1.40E-04</text:p>
          </table:table-cell>
          <table:table-cell office:value-type="float" office:value="0" calcext:value-type="float">
            <text:p>0</text:p>
          </table:table-cell>
          <table:table-cell office:value-type="float" office:value="0.00467122" calcext:value-type="float">
            <text:p>0.00467122</text:p>
          </table:table-cell>
          <table:table-cell office:value-type="float" office:value="2.49134" calcext:value-type="float">
            <text:p>2.49134</text:p>
          </table:table-cell>
          <table:table-cell office:value-type="float" office:value="0.000199103" calcext:value-type="float">
            <text:p>0.000199103</text:p>
          </table:table-cell>
          <table:table-cell office:value-type="float" office:value="0.00663063" calcext:value-type="float">
            <text:p>0.00663063</text:p>
          </table:table-cell>
          <table:table-cell table:formula="of:=[.C9]-[.C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9918" calcext:value-type="float">
            <text:p>4.899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199103" calcext:value-type="float">
            <text:p>1.99E-04</text:p>
          </table:table-cell>
          <table:table-cell office:value-type="float" office:value="0" calcext:value-type="float">
            <text:p>0</text:p>
          </table:table-cell>
          <table:table-cell office:value-type="float" office:value="0.00663063" calcext:value-type="float">
            <text:p>0.00663063</text:p>
          </table:table-cell>
          <table:table-cell office:value-type="float" office:value="2.62514" calcext:value-type="float">
            <text:p>2.62514</text:p>
          </table:table-cell>
          <table:table-cell office:value-type="float" office:value="0.00027002" calcext:value-type="float">
            <text:p>0.00027002</text:p>
          </table:table-cell>
          <table:table-cell office:value-type="float" office:value="0.00899233" calcext:value-type="float">
            <text:p>0.00899233</text:p>
          </table:table-cell>
          <table:table-cell table:formula="of:=[.C10]-[.C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3299" calcext:value-type="float">
            <text:p>5.032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27002" calcext:value-type="float">
            <text:p>2.70E-04</text:p>
          </table:table-cell>
          <table:table-cell office:value-type="float" office:value="0" calcext:value-type="float">
            <text:p>0</text:p>
          </table:table-cell>
          <table:table-cell office:value-type="float" office:value="0.00899233" calcext:value-type="float">
            <text:p>0.00899233</text:p>
          </table:table-cell>
          <table:table-cell office:value-type="float" office:value="2.6948" calcext:value-type="float">
            <text:p>2.6948</text:p>
          </table:table-cell>
          <table:table-cell office:value-type="float" office:value="0.000355497" calcext:value-type="float">
            <text:p>0.000355497</text:p>
          </table:table-cell>
          <table:table-cell office:value-type="float" office:value="0.0118389" calcext:value-type="float">
            <text:p>0.0118389</text:p>
          </table:table-cell>
          <table:table-cell table:formula="of:=[.C11]-[.C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1637" calcext:value-type="float">
            <text:p>9.3163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355497" calcext:value-type="float">
            <text:p>3.55E-04</text:p>
          </table:table-cell>
          <table:table-cell office:value-type="float" office:value="0" calcext:value-type="float">
            <text:p>0</text:p>
          </table:table-cell>
          <table:table-cell office:value-type="float" office:value="0.0118389" calcext:value-type="float">
            <text:p>0.0118389</text:p>
          </table:table-cell>
          <table:table-cell office:value-type="float" office:value="4.37795" calcext:value-type="float">
            <text:p>4.37795</text:p>
          </table:table-cell>
          <table:table-cell office:value-type="float" office:value="0.000511091" calcext:value-type="float">
            <text:p>0.000511091</text:p>
          </table:table-cell>
          <table:table-cell office:value-type="float" office:value="0.0170206" calcext:value-type="float">
            <text:p>0.0170206</text:p>
          </table:table-cell>
          <table:table-cell table:formula="of:=[.C12]-[.C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6015" calcext:value-type="float">
            <text:p>11.60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511091" calcext:value-type="float">
            <text:p>5.11E-04</text:p>
          </table:table-cell>
          <table:table-cell office:value-type="float" office:value="0" calcext:value-type="float">
            <text:p>0</text:p>
          </table:table-cell>
          <table:table-cell office:value-type="float" office:value="0.0170206" calcext:value-type="float">
            <text:p>0.0170206</text:p>
          </table:table-cell>
          <table:table-cell office:value-type="float" office:value="5.16309" calcext:value-type="float">
            <text:p>5.16309</text:p>
          </table:table-cell>
          <table:table-cell office:value-type="float" office:value="0.000706139" calcext:value-type="float">
            <text:p>0.000706139</text:p>
          </table:table-cell>
          <table:table-cell office:value-type="float" office:value="0.0235162" calcext:value-type="float">
            <text:p>0.0235162</text:p>
          </table:table-cell>
          <table:table-cell table:formula="of:=[.C13]-[.C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1925" calcext:value-type="float">
            <text:p>14.192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706139" calcext:value-type="float">
            <text:p>7.06E-04</text:p>
          </table:table-cell>
          <table:table-cell office:value-type="float" office:value="0" calcext:value-type="float">
            <text:p>0</text:p>
          </table:table-cell>
          <table:table-cell office:value-type="float" office:value="0.0235162" calcext:value-type="float">
            <text:p>0.0235162</text:p>
          </table:table-cell>
          <table:table-cell office:value-type="float" office:value="6.37059" calcext:value-type="float">
            <text:p>6.37059</text:p>
          </table:table-cell>
          <table:table-cell office:value-type="float" office:value="0.000963762" calcext:value-type="float">
            <text:p>0.000963762</text:p>
          </table:table-cell>
          <table:table-cell office:value-type="float" office:value="0.0320956" calcext:value-type="float">
            <text:p>0.0320956</text:p>
          </table:table-cell>
          <table:table-cell table:formula="of:=[.C14]-[.C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0.000963762" calcext:value-type="float">
            <text:p>0.000963762</text:p>
          </table:table-cell>
          <table:table-cell office:value-type="float" office:value="0" calcext:value-type="float">
            <text:p>0</text:p>
          </table:table-cell>
          <table:table-cell office:value-type="float" office:value="0.0320956" calcext:value-type="float">
            <text:p>0.0320956</text:p>
          </table:table-cell>
          <table:table-cell office:value-type="float" office:value="6.69565" calcext:value-type="float">
            <text:p>6.69565</text:p>
          </table:table-cell>
          <table:table-cell office:value-type="float" office:value="0.00127428" calcext:value-type="float">
            <text:p>0.00127428</text:p>
          </table:table-cell>
          <table:table-cell office:value-type="float" office:value="0.0424365" calcext:value-type="float">
            <text:p>0.0424365</text:p>
          </table:table-cell>
          <table:table-cell table:formula="of:=[.C15]-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327" calcext:value-type="float">
            <text:p>16.327</text:p>
          </table:table-cell>
          <table:table-cell office:value-type="float" office:value="0" calcext:value-type="float">
            <text:p>0</text:p>
          </table:table-cell>
          <table:table-cell office:value-type="float" office:value="0.00127428" calcext:value-type="float">
            <text:p>0.00127428</text:p>
          </table:table-cell>
          <table:table-cell office:value-type="float" office:value="0" calcext:value-type="float">
            <text:p>0</text:p>
          </table:table-cell>
          <table:table-cell office:value-type="float" office:value="0.0424365" calcext:value-type="float">
            <text:p>0.0424365</text:p>
          </table:table-cell>
          <table:table-cell office:value-type="float" office:value="7.1152" calcext:value-type="float">
            <text:p>7.1152</text:p>
          </table:table-cell>
          <table:table-cell office:value-type="float" office:value="0.00165605" calcext:value-type="float">
            <text:p>0.00165605</text:p>
          </table:table-cell>
          <table:table-cell office:value-type="float" office:value="0.0551506" calcext:value-type="float">
            <text:p>0.0551506</text:p>
          </table:table-cell>
          <table:table-cell table:formula="of:=[.C16]-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5525" calcext:value-type="float">
            <text:p>18.5525</text:p>
          </table:table-cell>
          <table:table-cell office:value-type="float" office:value="0" calcext:value-type="float">
            <text:p>0</text:p>
          </table:table-cell>
          <table:table-cell office:value-type="float" office:value="0.00165605" calcext:value-type="float">
            <text:p>0.00165605</text:p>
          </table:table-cell>
          <table:table-cell office:value-type="float" office:value="0" calcext:value-type="float">
            <text:p>0</text:p>
          </table:table-cell>
          <table:table-cell office:value-type="float" office:value="0.0551506" calcext:value-type="float">
            <text:p>0.0551506</text:p>
          </table:table-cell>
          <table:table-cell office:value-type="float" office:value="8.22428" calcext:value-type="float">
            <text:p>8.22428</text:p>
          </table:table-cell>
          <table:table-cell office:value-type="float" office:value="0.00213874" calcext:value-type="float">
            <text:p>0.00213874</text:p>
          </table:table-cell>
          <table:table-cell office:value-type="float" office:value="0.0712253" calcext:value-type="float">
            <text:p>0.0712253</text:p>
          </table:table-cell>
          <table:table-cell table:formula="of:=[.C17]-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0694" calcext:value-type="float">
            <text:p>22.0694</text:p>
          </table:table-cell>
          <table:table-cell office:value-type="float" office:value="0" calcext:value-type="float">
            <text:p>0</text:p>
          </table:table-cell>
          <table:table-cell office:value-type="float" office:value="0.00213874" calcext:value-type="float">
            <text:p>0.00213874</text:p>
          </table:table-cell>
          <table:table-cell office:value-type="float" office:value="1" calcext:value-type="float">
            <text:p>1</text:p>
          </table:table-cell>
          <table:table-cell office:value-type="float" office:value="0.0712253" calcext:value-type="float">
            <text:p>0.0712253</text:p>
          </table:table-cell>
          <table:table-cell office:value-type="float" office:value="9.85103" calcext:value-type="float">
            <text:p>9.85103</text:p>
          </table:table-cell>
          <table:table-cell office:value-type="float" office:value="0.00275057" calcext:value-type="float">
            <text:p>0.00275057</text:p>
          </table:table-cell>
          <table:table-cell office:value-type="float" office:value="0.0916007" calcext:value-type="float">
            <text:p>0.0916007</text:p>
          </table:table-cell>
          <table:table-cell table:formula="of:=[.C18]-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6961" calcext:value-type="float">
            <text:p>23.6961</text:p>
          </table:table-cell>
          <table:table-cell office:value-type="float" office:value="0" calcext:value-type="float">
            <text:p>0</text:p>
          </table:table-cell>
          <table:table-cell office:value-type="float" office:value="0.00275057" calcext:value-type="float">
            <text:p>0.00275057</text:p>
          </table:table-cell>
          <table:table-cell office:value-type="float" office:value="1" calcext:value-type="float">
            <text:p>1</text:p>
          </table:table-cell>
          <table:table-cell office:value-type="float" office:value="1.0916" calcext:value-type="float">
            <text:p>1.0916</text:p>
          </table:table-cell>
          <table:table-cell office:value-type="float" office:value="10.289" calcext:value-type="float">
            <text:p>10.289</text:p>
          </table:table-cell>
          <table:table-cell office:value-type="float" office:value="0.00348801" calcext:value-type="float">
            <text:p>0.00348801</text:p>
          </table:table-cell>
          <table:table-cell office:value-type="float" office:value="0.116159" calcext:value-type="float">
            <text:p>0.116159</text:p>
          </table:table-cell>
          <table:table-cell table:formula="of:=[.C19]-[.C17]" office:value-type="float" office:value="0" calcext:value-type="float">
            <text:p>0</text:p>
          </table:table-cell>
          <table:table-cell table:formula="of:=[.H19]" office:value-type="float" office:value="0.00348801" calcext:value-type="float">
            <text:p>0.003488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134" calcext:value-type="float">
            <text:p>24.134</text:p>
          </table:table-cell>
          <table:table-cell office:value-type="float" office:value="0" calcext:value-type="float">
            <text:p>0</text:p>
          </table:table-cell>
          <table:table-cell office:value-type="float" office:value="0.00348801" calcext:value-type="float">
            <text:p>0.00348801</text:p>
          </table:table-cell>
          <table:table-cell office:value-type="float" office:value="3" calcext:value-type="float">
            <text:p>3</text:p>
          </table:table-cell>
          <table:table-cell office:value-type="float" office:value="1.11616" calcext:value-type="float">
            <text:p>1.11616</text:p>
          </table:table-cell>
          <table:table-cell office:value-type="float" office:value="10.4068" calcext:value-type="float">
            <text:p>10.4068</text:p>
          </table:table-cell>
          <table:table-cell office:value-type="float" office:value="0.00437685" calcext:value-type="float">
            <text:p>0.00437685</text:p>
          </table:table-cell>
          <table:table-cell office:value-type="float" office:value="0.14576" calcext:value-type="float">
            <text:p>0.14576</text:p>
          </table:table-cell>
          <table:table-cell table:formula="of:=[.C20]-[.C18]" office:value-type="float" office:value="0" calcext:value-type="float">
            <text:p>0</text:p>
          </table:table-cell>
          <table:table-cell table:formula="of:=[.H20]" office:value-type="float" office:value="0.00437685" calcext:value-type="float">
            <text:p>0.004376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  <table:table-cell office:value-type="float" office:value="0.00437685" calcext:value-type="float">
            <text:p>0.00437685</text:p>
          </table:table-cell>
          <table:table-cell office:value-type="float" office:value="3" calcext:value-type="float">
            <text:p>3</text:p>
          </table:table-cell>
          <table:table-cell office:value-type="float" office:value="3.14576" calcext:value-type="float">
            <text:p>3.14576</text:p>
          </table:table-cell>
          <table:table-cell office:value-type="float" office:value="10.1065" calcext:value-type="float">
            <text:p>10.1065</text:p>
          </table:table-cell>
          <table:table-cell office:value-type="float" office:value="0.00544068" calcext:value-type="float">
            <text:p>0.00544068</text:p>
          </table:table-cell>
          <table:table-cell office:value-type="float" office:value="0.181188" calcext:value-type="float">
            <text:p>0.181188</text:p>
          </table:table-cell>
          <table:table-cell table:formula="of:=[.C21]-[.C19]" office:value-type="float" office:value="0" calcext:value-type="float">
            <text:p>0</text:p>
          </table:table-cell>
          <table:table-cell table:formula="of:=[.H21]" office:value-type="float" office:value="0.00544068" calcext:value-type="float">
            <text:p>0.005440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5536" calcext:value-type="float">
            <text:p>24.5536</text:p>
          </table:table-cell>
          <table:table-cell office:value-type="float" office:value="0" calcext:value-type="float">
            <text:p>0</text:p>
          </table:table-cell>
          <table:table-cell office:value-type="float" office:value="0.00544068" calcext:value-type="float">
            <text:p>0.00544068</text:p>
          </table:table-cell>
          <table:table-cell office:value-type="float" office:value="3" calcext:value-type="float">
            <text:p>3</text:p>
          </table:table-cell>
          <table:table-cell office:value-type="float" office:value="3.18119" calcext:value-type="float">
            <text:p>3.18119</text:p>
          </table:table-cell>
          <table:table-cell office:value-type="float" office:value="10.6898" calcext:value-type="float">
            <text:p>10.6898</text:p>
          </table:table-cell>
          <table:table-cell office:value-type="float" office:value="0.00673793" calcext:value-type="float">
            <text:p>0.00673793</text:p>
          </table:table-cell>
          <table:table-cell office:value-type="float" office:value="0.22439" calcext:value-type="float">
            <text:p>0.22439</text:p>
          </table:table-cell>
          <table:table-cell table:formula="of:=[.C22]-[.C20]" office:value-type="float" office:value="0" calcext:value-type="float">
            <text:p>0</text:p>
          </table:table-cell>
          <table:table-cell table:formula="of:=[.H22]" office:value-type="float" office:value="0.00673793" calcext:value-type="float">
            <text:p>0.00673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7388" calcext:value-type="float">
            <text:p>25.7388</text:p>
          </table:table-cell>
          <table:table-cell office:value-type="float" office:value="0" calcext:value-type="float">
            <text:p>0</text:p>
          </table:table-cell>
          <table:table-cell office:value-type="float" office:value="0.00673793" calcext:value-type="float">
            <text:p>0.00673793</text:p>
          </table:table-cell>
          <table:table-cell office:value-type="float" office:value="7" calcext:value-type="float">
            <text:p>7</text:p>
          </table:table-cell>
          <table:table-cell office:value-type="float" office:value="3.22439" calcext:value-type="float">
            <text:p>3.22439</text:p>
          </table:table-cell>
          <table:table-cell office:value-type="float" office:value="11.1788" calcext:value-type="float">
            <text:p>11.1788</text:p>
          </table:table-cell>
          <table:table-cell office:value-type="float" office:value="0.00830903" calcext:value-type="float">
            <text:p>0.00830903</text:p>
          </table:table-cell>
          <table:table-cell office:value-type="float" office:value="0.276711" calcext:value-type="float">
            <text:p>0.276711</text:p>
          </table:table-cell>
          <table:table-cell table:formula="of:=[.C23]-[.C21]" office:value-type="float" office:value="0" calcext:value-type="float">
            <text:p>0</text:p>
          </table:table-cell>
          <table:table-cell table:formula="of:=[.H23]" office:value-type="float" office:value="0.00830903" calcext:value-type="float">
            <text:p>0.008309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  <table:table-cell office:value-type="float" office:value="0.00830903" calcext:value-type="float">
            <text:p>0.00830903</text:p>
          </table:table-cell>
          <table:table-cell office:value-type="float" office:value="7" calcext:value-type="float">
            <text:p>7</text:p>
          </table:table-cell>
          <table:table-cell office:value-type="float" office:value="7.27671" calcext:value-type="float">
            <text:p>7.27671</text:p>
          </table:table-cell>
          <table:table-cell office:value-type="float" office:value="9.9823" calcext:value-type="float">
            <text:p>9.9823</text:p>
          </table:table-cell>
          <table:table-cell office:value-type="float" office:value="0.0101727" calcext:value-type="float">
            <text:p>0.0101727</text:p>
          </table:table-cell>
          <table:table-cell office:value-type="float" office:value="0.338774" calcext:value-type="float">
            <text:p>0.338774</text:p>
          </table:table-cell>
          <table:table-cell table:formula="of:=[.C24]-[.C22]" office:value-type="float" office:value="0" calcext:value-type="float">
            <text:p>0</text:p>
          </table:table-cell>
          <table:table-cell table:formula="of:=[.H24]" office:value-type="float" office:value="0.0101727" calcext:value-type="float">
            <text:p>0.01017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6235" calcext:value-type="float">
            <text:p>22.6235</text:p>
          </table:table-cell>
          <table:table-cell office:value-type="float" office:value="0" calcext:value-type="float">
            <text:p>0</text:p>
          </table:table-cell>
          <table:table-cell office:value-type="float" office:value="0.0101727" calcext:value-type="float">
            <text:p>0.0101727</text:p>
          </table:table-cell>
          <table:table-cell office:value-type="float" office:value="7" calcext:value-type="float">
            <text:p>7</text:p>
          </table:table-cell>
          <table:table-cell office:value-type="float" office:value="7.33877" calcext:value-type="float">
            <text:p>7.33877</text:p>
          </table:table-cell>
          <table:table-cell office:value-type="float" office:value="9.6602" calcext:value-type="float">
            <text:p>9.6602</text:p>
          </table:table-cell>
          <table:table-cell office:value-type="float" office:value="0.0124189" calcext:value-type="float">
            <text:p>0.0124189</text:p>
          </table:table-cell>
          <table:table-cell office:value-type="float" office:value="0.41358" calcext:value-type="float">
            <text:p>0.41358</text:p>
          </table:table-cell>
          <table:table-cell table:formula="of:=[.C25]-[.C23]" office:value-type="float" office:value="0" calcext:value-type="float">
            <text:p>0</text:p>
          </table:table-cell>
          <table:table-cell table:formula="of:=[.H25]" office:value-type="float" office:value="0.0124189" calcext:value-type="float">
            <text:p>0.01241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3014" calcext:value-type="float">
            <text:p>22.3014</text:p>
          </table:table-cell>
          <table:table-cell office:value-type="float" office:value="0" calcext:value-type="float">
            <text:p>0</text:p>
          </table:table-cell>
          <table:table-cell office:value-type="float" office:value="0.0124189" calcext:value-type="float">
            <text:p>0.0124189</text:p>
          </table:table-cell>
          <table:table-cell office:value-type="float" office:value="9" calcext:value-type="float">
            <text:p>9</text:p>
          </table:table-cell>
          <table:table-cell office:value-type="float" office:value="7.41358" calcext:value-type="float">
            <text:p>7.41358</text:p>
          </table:table-cell>
          <table:table-cell office:value-type="float" office:value="9.57349" calcext:value-type="float">
            <text:p>9.57349</text:p>
          </table:table-cell>
          <table:table-cell office:value-type="float" office:value="0.0151263" calcext:value-type="float">
            <text:p>0.0151263</text:p>
          </table:table-cell>
          <table:table-cell office:value-type="float" office:value="0.503743" calcext:value-type="float">
            <text:p>0.503743</text:p>
          </table:table-cell>
          <table:table-cell table:formula="of:=[.C26]-[.C24]" office:value-type="float" office:value="0" calcext:value-type="float">
            <text:p>0</text:p>
          </table:table-cell>
          <table:table-cell table:formula="of:=[.H26]" office:value-type="float" office:value="0.0151263" calcext:value-type="float">
            <text:p>0.01512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0107" calcext:value-type="float">
            <text:p>21.0107</text:p>
          </table:table-cell>
          <table:table-cell office:value-type="float" office:value="0" calcext:value-type="float">
            <text:p>0</text:p>
          </table:table-cell>
          <table:table-cell office:value-type="float" office:value="0.0151263" calcext:value-type="float">
            <text:p>0.0151263</text:p>
          </table:table-cell>
          <table:table-cell office:value-type="float" office:value="9" calcext:value-type="float">
            <text:p>9</text:p>
          </table:table-cell>
          <table:table-cell office:value-type="float" office:value="9.50374" calcext:value-type="float">
            <text:p>9.50374</text:p>
          </table:table-cell>
          <table:table-cell office:value-type="float" office:value="8.88605" calcext:value-type="float">
            <text:p>8.88605</text:p>
          </table:table-cell>
          <table:table-cell office:value-type="float" office:value="0.0183746" calcext:value-type="float">
            <text:p>0.0183746</text:p>
          </table:table-cell>
          <table:table-cell office:value-type="float" office:value="0.611918" calcext:value-type="float">
            <text:p>0.611918</text:p>
          </table:table-cell>
          <table:table-cell table:formula="of:=[.C27]-[.C25]" office:value-type="float" office:value="0" calcext:value-type="float">
            <text:p>0</text:p>
          </table:table-cell>
          <table:table-cell table:formula="of:=[.H27]" office:value-type="float" office:value="0.0183746" calcext:value-type="float">
            <text:p>0.01837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9253" calcext:value-type="float">
            <text:p>20.9253</text:p>
          </table:table-cell>
          <table:table-cell office:value-type="float" office:value="0" calcext:value-type="float">
            <text:p>0</text:p>
          </table:table-cell>
          <table:table-cell office:value-type="float" office:value="0.0183746" calcext:value-type="float">
            <text:p>0.0183746</text:p>
          </table:table-cell>
          <table:table-cell office:value-type="float" office:value="10" calcext:value-type="float">
            <text:p>10</text:p>
          </table:table-cell>
          <table:table-cell office:value-type="float" office:value="9.61192" calcext:value-type="float">
            <text:p>9.61192</text:p>
          </table:table-cell>
          <table:table-cell office:value-type="float" office:value="9.03304" calcext:value-type="float">
            <text:p>9.03304</text:p>
          </table:table-cell>
          <table:table-cell office:value-type="float" office:value="0.0222972" calcext:value-type="float">
            <text:p>0.0222972</text:p>
          </table:table-cell>
          <table:table-cell office:value-type="float" office:value="0.742553" calcext:value-type="float">
            <text:p>0.742553</text:p>
          </table:table-cell>
          <table:table-cell table:formula="of:=[.C28]-[.C26]" office:value-type="float" office:value="0" calcext:value-type="float">
            <text:p>0</text:p>
          </table:table-cell>
          <table:table-cell table:formula="of:=[.H28]" office:value-type="float" office:value="0.0222972" calcext:value-type="float">
            <text:p>0.02229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0723" calcext:value-type="float">
            <text:p>21.0723</text:p>
          </table:table-cell>
          <table:table-cell office:value-type="float" office:value="0" calcext:value-type="float">
            <text:p>0</text:p>
          </table:table-cell>
          <table:table-cell office:value-type="float" office:value="0.0222972" calcext:value-type="float">
            <text:p>0.0222972</text:p>
          </table:table-cell>
          <table:table-cell office:value-type="float" office:value="12" calcext:value-type="float">
            <text:p>12</text:p>
          </table:table-cell>
          <table:table-cell office:value-type="float" office:value="10.7426" calcext:value-type="float">
            <text:p>10.7426</text:p>
          </table:table-cell>
          <table:table-cell office:value-type="float" office:value="9.07261" calcext:value-type="float">
            <text:p>9.07261</text:p>
          </table:table-cell>
          <table:table-cell office:value-type="float" office:value="0.0270253" calcext:value-type="float">
            <text:p>0.0270253</text:p>
          </table:table-cell>
          <table:table-cell office:value-type="float" office:value="0.900007" calcext:value-type="float">
            <text:p>0.900007</text:p>
          </table:table-cell>
          <table:table-cell table:formula="of:=[.C29]-[.C27]" office:value-type="float" office:value="0" calcext:value-type="float">
            <text:p>0</text:p>
          </table:table-cell>
          <table:table-cell table:formula="of:=[.H29]" office:value-type="float" office:value="0.0270253" calcext:value-type="float">
            <text:p>0.02702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5099" calcext:value-type="float">
            <text:p>20.5099</text:p>
          </table:table-cell>
          <table:table-cell office:value-type="float" office:value="0" calcext:value-type="float">
            <text:p>0</text:p>
          </table:table-cell>
          <table:table-cell office:value-type="float" office:value="0.0270253" calcext:value-type="float">
            <text:p>0.0270253</text:p>
          </table:table-cell>
          <table:table-cell office:value-type="float" office:value="12" calcext:value-type="float">
            <text:p>12</text:p>
          </table:table-cell>
          <table:table-cell office:value-type="float" office:value="12.9" calcext:value-type="float">
            <text:p>12.9</text:p>
          </table:table-cell>
          <table:table-cell office:value-type="float" office:value="8.75122" calcext:value-type="float">
            <text:p>8.75122</text:p>
          </table:table-cell>
          <table:table-cell office:value-type="float" office:value="0.0327165" calcext:value-type="float">
            <text:p>0.0327165</text:p>
          </table:table-cell>
          <table:table-cell office:value-type="float" office:value="1.08954" calcext:value-type="float">
            <text:p>1.08954</text:p>
          </table:table-cell>
          <table:table-cell table:formula="of:=[.C30]-[.C28]" office:value-type="float" office:value="0" calcext:value-type="float">
            <text:p>0</text:p>
          </table:table-cell>
          <table:table-cell table:formula="of:=[.H30]" office:value-type="float" office:value="0.0327165" calcext:value-type="float">
            <text:p>0.03271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.1885" calcext:value-type="float">
            <text:p>20.1885</text:p>
          </table:table-cell>
          <table:table-cell office:value-type="float" office:value="1" calcext:value-type="float">
            <text:p>1</text:p>
          </table:table-cell>
          <table:table-cell office:value-type="float" office:value="0.0327165" calcext:value-type="float">
            <text:p>0.0327165</text:p>
          </table:table-cell>
          <table:table-cell office:value-type="float" office:value="16" calcext:value-type="float">
            <text:p>16</text:p>
          </table:table-cell>
          <table:table-cell office:value-type="float" office:value="13.0895" calcext:value-type="float">
            <text:p>13.0895</text:p>
          </table:table-cell>
          <table:table-cell office:value-type="float" office:value="8.6647" calcext:value-type="float">
            <text:p>8.6647</text:p>
          </table:table-cell>
          <table:table-cell office:value-type="float" office:value="0.0395762" calcext:value-type="float">
            <text:p>0.0395762</text:p>
          </table:table-cell>
          <table:table-cell office:value-type="float" office:value="1.31798" calcext:value-type="float">
            <text:p>1.31798</text:p>
          </table:table-cell>
          <table:table-cell table:formula="of:=[.C31]-[.C29]" office:value-type="float" office:value="1" calcext:value-type="float">
            <text:p>1</text:p>
          </table:table-cell>
          <table:table-cell table:formula="of:=[.H31]" office:value-type="float" office:value="0.0395762" calcext:value-type="float">
            <text:p>0.03957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1.0353" calcext:value-type="float">
            <text:p>61.0353</text:p>
          </table:table-cell>
          <table:table-cell office:value-type="float" office:value="2" calcext:value-type="float">
            <text:p>2</text:p>
          </table:table-cell>
          <table:table-cell office:value-type="float" office:value="1.03958" calcext:value-type="float">
            <text:p>1.03958</text:p>
          </table:table-cell>
          <table:table-cell office:value-type="float" office:value="16" calcext:value-type="float">
            <text:p>16</text:p>
          </table:table-cell>
          <table:table-cell office:value-type="float" office:value="17.318" calcext:value-type="float">
            <text:p>17.318</text:p>
          </table:table-cell>
          <table:table-cell office:value-type="float" office:value="31.2206" calcext:value-type="float">
            <text:p>31.2206</text:p>
          </table:table-cell>
          <table:table-cell office:value-type="float" office:value="0.0483549" calcext:value-type="float">
            <text:p>0.0483549</text:p>
          </table:table-cell>
          <table:table-cell office:value-type="float" office:value="1.61033" calcext:value-type="float">
            <text:p>1.61033</text:p>
          </table:table-cell>
          <table:table-cell table:formula="of:=[.C32]-[.C30]" office:value-type="float" office:value="2" calcext:value-type="float">
            <text:p>2</text:p>
          </table:table-cell>
          <table:table-cell table:formula="of:=[.H32]" office:value-type="float" office:value="0.0483549" calcext:value-type="float">
            <text:p>0.048354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3.185" calcext:value-type="float">
            <text:p>143.185</text:p>
          </table:table-cell>
          <table:table-cell office:value-type="float" office:value="2" calcext:value-type="float">
            <text:p>2</text:p>
          </table:table-cell>
          <table:table-cell office:value-type="float" office:value="2.04835" calcext:value-type="float">
            <text:p>2.04835</text:p>
          </table:table-cell>
          <table:table-cell office:value-type="float" office:value="16" calcext:value-type="float">
            <text:p>16</text:p>
          </table:table-cell>
          <table:table-cell office:value-type="float" office:value="17.6103" calcext:value-type="float">
            <text:p>17.6103</text:p>
          </table:table-cell>
          <table:table-cell office:value-type="float" office:value="70.1652" calcext:value-type="float">
            <text:p>70.1652</text:p>
          </table:table-cell>
          <table:table-cell office:value-type="float" office:value="0.0596794" calcext:value-type="float">
            <text:p>0.0596794</text:p>
          </table:table-cell>
          <table:table-cell office:value-type="float" office:value="1.98747" calcext:value-type="float">
            <text:p>1.98747</text:p>
          </table:table-cell>
          <table:table-cell table:formula="of:=[.C33]-[.C31]" office:value-type="float" office:value="1" calcext:value-type="float">
            <text:p>1</text:p>
          </table:table-cell>
          <table:table-cell table:formula="of:=[.H33]" office:value-type="float" office:value="0.0596794" calcext:value-type="float">
            <text:p>0.059679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19.979" calcext:value-type="float">
            <text:p>319.979</text:p>
          </table:table-cell>
          <table:table-cell office:value-type="float" office:value="6" calcext:value-type="float">
            <text:p>6</text:p>
          </table:table-cell>
          <table:table-cell office:value-type="float" office:value="2.05968" calcext:value-type="float">
            <text:p>2.05968</text:p>
          </table:table-cell>
          <table:table-cell office:value-type="float" office:value="18" calcext:value-type="float">
            <text:p>18</text:p>
          </table:table-cell>
          <table:table-cell office:value-type="float" office:value="17.9875" calcext:value-type="float">
            <text:p>17.9875</text:p>
          </table:table-cell>
          <table:table-cell office:value-type="float" office:value="156.688" calcext:value-type="float">
            <text:p>156.688</text:p>
          </table:table-cell>
          <table:table-cell office:value-type="float" office:value="0.0750486" calcext:value-type="float">
            <text:p>0.0750486</text:p>
          </table:table-cell>
          <table:table-cell office:value-type="float" office:value="2.4993" calcext:value-type="float">
            <text:p>2.4993</text:p>
          </table:table-cell>
          <table:table-cell table:formula="of:=[.C34]-[.C32]" office:value-type="float" office:value="4" calcext:value-type="float">
            <text:p>4</text:p>
          </table:table-cell>
          <table:table-cell table:formula="of:=[.H34]" office:value-type="float" office:value="0.0750486" calcext:value-type="float">
            <text:p>0.075048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04.621" calcext:value-type="float">
            <text:p>504.621</text:p>
          </table:table-cell>
          <table:table-cell office:value-type="float" office:value="8" calcext:value-type="float">
            <text:p>8</text:p>
          </table:table-cell>
          <table:table-cell office:value-type="float" office:value="6.07505" calcext:value-type="float">
            <text:p>6.07505</text:p>
          </table:table-cell>
          <table:table-cell office:value-type="float" office:value="18" calcext:value-type="float">
            <text:p>18</text:p>
          </table:table-cell>
          <table:table-cell office:value-type="float" office:value="20.4993" calcext:value-type="float">
            <text:p>20.4993</text:p>
          </table:table-cell>
          <table:table-cell office:value-type="float" office:value="234.103" calcext:value-type="float">
            <text:p>234.103</text:p>
          </table:table-cell>
          <table:table-cell office:value-type="float" office:value="0.0947974" calcext:value-type="float">
            <text:p>0.0947974</text:p>
          </table:table-cell>
          <table:table-cell office:value-type="float" office:value="3.15699" calcext:value-type="float">
            <text:p>3.15699</text:p>
          </table:table-cell>
          <table:table-cell table:formula="of:=[.C35]-[.C33]" office:value-type="float" office:value="6" calcext:value-type="float">
            <text:p>6</text:p>
          </table:table-cell>
          <table:table-cell table:formula="of:=[.H35]" office:value-type="float" office:value="0.0947974" calcext:value-type="float">
            <text:p>0.094797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19.885" calcext:value-type="float">
            <text:p>719.885</text:p>
          </table:table-cell>
          <table:table-cell office:value-type="float" office:value="10" calcext:value-type="float">
            <text:p>10</text:p>
          </table:table-cell>
          <table:table-cell office:value-type="float" office:value="8.0948" calcext:value-type="float">
            <text:p>8.0948</text:p>
          </table:table-cell>
          <table:table-cell office:value-type="float" office:value="22" calcext:value-type="float">
            <text:p>22</text:p>
          </table:table-cell>
          <table:table-cell office:value-type="float" office:value="21.157" calcext:value-type="float">
            <text:p>21.157</text:p>
          </table:table-cell>
          <table:table-cell office:value-type="float" office:value="330.982" calcext:value-type="float">
            <text:p>330.982</text:p>
          </table:table-cell>
          <table:table-cell office:value-type="float" office:value="0.120321" calcext:value-type="float">
            <text:p>0.120321</text:p>
          </table:table-cell>
          <table:table-cell office:value-type="float" office:value="4.00697" calcext:value-type="float">
            <text:p>4.00697</text:p>
          </table:table-cell>
          <table:table-cell table:formula="of:=[.C36]-[.C34]" office:value-type="float" office:value="4" calcext:value-type="float">
            <text:p>4</text:p>
          </table:table-cell>
          <table:table-cell table:formula="of:=[.H36]" office:value-type="float" office:value="0.120321" calcext:value-type="float">
            <text:p>0.12032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99.835" calcext:value-type="float">
            <text:p>899.835</text:p>
          </table:table-cell>
          <table:table-cell office:value-type="float" office:value="12" calcext:value-type="float">
            <text:p>12</text:p>
          </table:table-cell>
          <table:table-cell office:value-type="float" office:value="10.1203" calcext:value-type="float">
            <text:p>10.1203</text:p>
          </table:table-cell>
          <table:table-cell office:value-type="float" office:value="22" calcext:value-type="float">
            <text:p>22</text:p>
          </table:table-cell>
          <table:table-cell office:value-type="float" office:value="26.007" calcext:value-type="float">
            <text:p>26.007</text:p>
          </table:table-cell>
          <table:table-cell office:value-type="float" office:value="402.884" calcext:value-type="float">
            <text:p>402.884</text:p>
          </table:table-cell>
          <table:table-cell office:value-type="float" office:value="0.15212" calcext:value-type="float">
            <text:p>0.15212</text:p>
          </table:table-cell>
          <table:table-cell office:value-type="float" office:value="5.06597" calcext:value-type="float">
            <text:p>5.06597</text:p>
          </table:table-cell>
          <table:table-cell table:formula="of:=[.C37]-[.C35]" office:value-type="float" office:value="4" calcext:value-type="float">
            <text:p>4</text:p>
          </table:table-cell>
          <table:table-cell table:formula="of:=[.H37]" office:value-type="float" office:value="0.15212" calcext:value-type="float">
            <text:p>0.15212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141.49" calcext:value-type="float">
            <text:p>1141.49</text:p>
          </table:table-cell>
          <table:table-cell office:value-type="float" office:value="13" calcext:value-type="float">
            <text:p>13</text:p>
          </table:table-cell>
          <table:table-cell office:value-type="float" office:value="12.1521" calcext:value-type="float">
            <text:p>12.1521</text:p>
          </table:table-cell>
          <table:table-cell office:value-type="float" office:value="22" calcext:value-type="float">
            <text:p>22</text:p>
          </table:table-cell>
          <table:table-cell office:value-type="float" office:value="27.066" calcext:value-type="float">
            <text:p>27.066</text:p>
          </table:table-cell>
          <table:table-cell office:value-type="float" office:value="515.877" calcext:value-type="float">
            <text:p>515.877</text:p>
          </table:table-cell>
          <table:table-cell office:value-type="float" office:value="0.192566" calcext:value-type="float">
            <text:p>0.192566</text:p>
          </table:table-cell>
          <table:table-cell office:value-type="float" office:value="6.41293" calcext:value-type="float">
            <text:p>6.41293</text:p>
          </table:table-cell>
          <table:table-cell table:formula="of:=[.C38]-[.C36]" office:value-type="float" office:value="3" calcext:value-type="float">
            <text:p>3</text:p>
          </table:table-cell>
          <table:table-cell table:formula="of:=[.H38]" office:value-type="float" office:value="0.192566" calcext:value-type="float">
            <text:p>0.192566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557.87" calcext:value-type="float">
            <text:p>1557.87</text:p>
          </table:table-cell>
          <table:table-cell office:value-type="float" office:value="13" calcext:value-type="float">
            <text:p>13</text:p>
          </table:table-cell>
          <table:table-cell office:value-type="float" office:value="13.1926" calcext:value-type="float">
            <text:p>13.1926</text:p>
          </table:table-cell>
          <table:table-cell office:value-type="float" office:value="22" calcext:value-type="float">
            <text:p>22</text:p>
          </table:table-cell>
          <table:table-cell office:value-type="float" office:value="28.4129" calcext:value-type="float">
            <text:p>28.4129</text:p>
          </table:table-cell>
          <table:table-cell office:value-type="float" office:value="713.646" calcext:value-type="float">
            <text:p>713.646</text:p>
          </table:table-cell>
          <table:table-cell office:value-type="float" office:value="0.245101" calcext:value-type="float">
            <text:p>0.245101</text:p>
          </table:table-cell>
          <table:table-cell office:value-type="float" office:value="8.16247" calcext:value-type="float">
            <text:p>8.16247</text:p>
          </table:table-cell>
          <table:table-cell table:formula="of:=[.C39]-[.C37]" office:value-type="float" office:value="1" calcext:value-type="float">
            <text:p>1</text:p>
          </table:table-cell>
          <table:table-cell table:formula="of:=[.H39]" office:value-type="float" office:value="0.245101" calcext:value-type="float">
            <text:p>0.245101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099.36" calcext:value-type="float">
            <text:p>2099.36</text:p>
          </table:table-cell>
          <table:table-cell office:value-type="float" office:value="16" calcext:value-type="float">
            <text:p>16</text:p>
          </table:table-cell>
          <table:table-cell office:value-type="float" office:value="13.2451" calcext:value-type="float">
            <text:p>13.2451</text:p>
          </table:table-cell>
          <table:table-cell office:value-type="float" office:value="27" calcext:value-type="float">
            <text:p>27</text:p>
          </table:table-cell>
          <table:table-cell office:value-type="float" office:value="30.1625" calcext:value-type="float">
            <text:p>30.1625</text:p>
          </table:table-cell>
          <table:table-cell office:value-type="float" office:value="956.483" calcext:value-type="float">
            <text:p>956.483</text:p>
          </table:table-cell>
          <table:table-cell office:value-type="float" office:value="0.31271" calcext:value-type="float">
            <text:p>0.31271</text:p>
          </table:table-cell>
          <table:table-cell office:value-type="float" office:value="10.414" calcext:value-type="float">
            <text:p>10.414</text:p>
          </table:table-cell>
          <table:table-cell table:formula="of:=[.C40]-[.C38]" office:value-type="float" office:value="3" calcext:value-type="float">
            <text:p>3</text:p>
          </table:table-cell>
          <table:table-cell table:formula="of:=[.H40]" office:value-type="float" office:value="0.31271" calcext:value-type="float">
            <text:p>0.31271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2826.78" calcext:value-type="float">
            <text:p>2826.78</text:p>
          </table:table-cell>
          <table:table-cell office:value-type="float" office:value="17" calcext:value-type="float">
            <text:p>17</text:p>
          </table:table-cell>
          <table:table-cell office:value-type="float" office:value="16.3127" calcext:value-type="float">
            <text:p>16.3127</text:p>
          </table:table-cell>
          <table:table-cell office:value-type="float" office:value="30" calcext:value-type="float">
            <text:p>30</text:p>
          </table:table-cell>
          <table:table-cell office:value-type="float" office:value="37.414" calcext:value-type="float">
            <text:p>37.414</text:p>
          </table:table-cell>
          <table:table-cell office:value-type="float" office:value="1289.15" calcext:value-type="float">
            <text:p>1289.15</text:p>
          </table:table-cell>
          <table:table-cell office:value-type="float" office:value="0.400245" calcext:value-type="float">
            <text:p>0.400245</text:p>
          </table:table-cell>
          <table:table-cell office:value-type="float" office:value="13.3291" calcext:value-type="float">
            <text:p>13.3291</text:p>
          </table:table-cell>
          <table:table-cell table:formula="of:=[.C41]-[.C39]" office:value-type="float" office:value="4" calcext:value-type="float">
            <text:p>4</text:p>
          </table:table-cell>
          <table:table-cell table:formula="of:=[.H41]" office:value-type="float" office:value="0.400245" calcext:value-type="float">
            <text:p>0.400245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3509.79" calcext:value-type="float">
            <text:p>3509.79</text:p>
          </table:table-cell>
          <table:table-cell office:value-type="float" office:value="28" calcext:value-type="float">
            <text:p>28</text:p>
          </table:table-cell>
          <table:table-cell office:value-type="float" office:value="17.4002" calcext:value-type="float">
            <text:p>17.4002</text:p>
          </table:table-cell>
          <table:table-cell office:value-type="float" office:value="30" calcext:value-type="float">
            <text:p>30</text:p>
          </table:table-cell>
          <table:table-cell office:value-type="float" office:value="43.3291" calcext:value-type="float">
            <text:p>43.3291</text:p>
          </table:table-cell>
          <table:table-cell office:value-type="float" office:value="1571.96" calcext:value-type="float">
            <text:p>1571.96</text:p>
          </table:table-cell>
          <table:table-cell office:value-type="float" office:value="0.510123" calcext:value-type="float">
            <text:p>0.510123</text:p>
          </table:table-cell>
          <table:table-cell office:value-type="float" office:value="16.9883" calcext:value-type="float">
            <text:p>16.9883</text:p>
          </table:table-cell>
          <table:table-cell table:formula="of:=[.C42]-[.C40]" office:value-type="float" office:value="12" calcext:value-type="float">
            <text:p>12</text:p>
          </table:table-cell>
          <table:table-cell table:formula="of:=[.H42]" office:value-type="float" office:value="0.510123" calcext:value-type="float">
            <text:p>0.510123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4146.54" calcext:value-type="float">
            <text:p>4146.54</text:p>
          </table:table-cell>
          <table:table-cell office:value-type="float" office:value="28" calcext:value-type="float">
            <text:p>28</text:p>
          </table:table-cell>
          <table:table-cell office:value-type="float" office:value="28.5101" calcext:value-type="float">
            <text:p>28.5101</text:p>
          </table:table-cell>
          <table:table-cell office:value-type="float" office:value="30" calcext:value-type="float">
            <text:p>30</text:p>
          </table:table-cell>
          <table:table-cell office:value-type="float" office:value="46.9883" calcext:value-type="float">
            <text:p>46.9883</text:p>
          </table:table-cell>
          <table:table-cell office:value-type="float" office:value="1843.33" calcext:value-type="float">
            <text:p>1843.33</text:p>
          </table:table-cell>
          <table:table-cell office:value-type="float" office:value="0.646975" calcext:value-type="float">
            <text:p>0.646975</text:p>
          </table:table-cell>
          <table:table-cell office:value-type="float" office:value="21.5458" calcext:value-type="float">
            <text:p>21.5458</text:p>
          </table:table-cell>
          <table:table-cell table:formula="of:=[.C43]-[.C41]" office:value-type="float" office:value="11" calcext:value-type="float">
            <text:p>11</text:p>
          </table:table-cell>
          <table:table-cell table:formula="of:=[.H43]" office:value-type="float" office:value="0.646975" calcext:value-type="float">
            <text:p>0.646975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4930.19" calcext:value-type="float">
            <text:p>4930.19</text:p>
          </table:table-cell>
          <table:table-cell office:value-type="float" office:value="35" calcext:value-type="float">
            <text:p>35</text:p>
          </table:table-cell>
          <table:table-cell office:value-type="float" office:value="28.647" calcext:value-type="float">
            <text:p>28.647</text:p>
          </table:table-cell>
          <table:table-cell office:value-type="float" office:value="41" calcext:value-type="float">
            <text:p>41</text:p>
          </table:table-cell>
          <table:table-cell office:value-type="float" office:value="51.5458" calcext:value-type="float">
            <text:p>51.5458</text:p>
          </table:table-cell>
          <table:table-cell office:value-type="float" office:value="2198.96" calcext:value-type="float">
            <text:p>2198.96</text:p>
          </table:table-cell>
          <table:table-cell office:value-type="float" office:value="0.818314" calcext:value-type="float">
            <text:p>0.818314</text:p>
          </table:table-cell>
          <table:table-cell office:value-type="float" office:value="27.2519" calcext:value-type="float">
            <text:p>27.2519</text:p>
          </table:table-cell>
          <table:table-cell table:formula="of:=[.C44]-[.C42]" office:value-type="float" office:value="7" calcext:value-type="float">
            <text:p>7</text:p>
          </table:table-cell>
          <table:table-cell table:formula="of:=[.H44]" office:value-type="float" office:value="0.818314" calcext:value-type="float">
            <text:p>0.818314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5536.83" calcext:value-type="float">
            <text:p>5536.83</text:p>
          </table:table-cell>
          <table:table-cell office:value-type="float" office:value="35" calcext:value-type="float">
            <text:p>35</text:p>
          </table:table-cell>
          <table:table-cell office:value-type="float" office:value="35.8183" calcext:value-type="float">
            <text:p>35.8183</text:p>
          </table:table-cell>
          <table:table-cell office:value-type="float" office:value="41" calcext:value-type="float">
            <text:p>41</text:p>
          </table:table-cell>
          <table:table-cell office:value-type="float" office:value="68.2519" calcext:value-type="float">
            <text:p>68.2519</text:p>
          </table:table-cell>
          <table:table-cell office:value-type="float" office:value="2433.15" calcext:value-type="float">
            <text:p>2433.15</text:p>
          </table:table-cell>
          <table:table-cell office:value-type="float" office:value="1.02796" calcext:value-type="float">
            <text:p>1.02796</text:p>
          </table:table-cell>
          <table:table-cell office:value-type="float" office:value="34.2337" calcext:value-type="float">
            <text:p>34.2337</text:p>
          </table:table-cell>
          <table:table-cell table:formula="of:=[.C45]-[.C43]" office:value-type="float" office:value="7" calcext:value-type="float">
            <text:p>7</text:p>
          </table:table-cell>
          <table:table-cell table:formula="of:=[.H45]" office:value-type="float" office:value="1.02796" calcext:value-type="float">
            <text:p>1.02796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6052.14" calcext:value-type="float">
            <text:p>6052.14</text:p>
          </table:table-cell>
          <table:table-cell office:value-type="float" office:value="42" calcext:value-type="float">
            <text:p>42</text:p>
          </table:table-cell>
          <table:table-cell office:value-type="float" office:value="36.028" calcext:value-type="float">
            <text:p>36.028</text:p>
          </table:table-cell>
          <table:table-cell office:value-type="float" office:value="135" calcext:value-type="float">
            <text:p>135</text:p>
          </table:table-cell>
          <table:table-cell office:value-type="float" office:value="75.2337" calcext:value-type="float">
            <text:p>75.2337</text:p>
          </table:table-cell>
          <table:table-cell office:value-type="float" office:value="2651.26" calcext:value-type="float">
            <text:p>2651.26</text:p>
          </table:table-cell>
          <table:table-cell office:value-type="float" office:value="1.28416" calcext:value-type="float">
            <text:p>1.28416</text:p>
          </table:table-cell>
          <table:table-cell office:value-type="float" office:value="42.7657" calcext:value-type="float">
            <text:p>42.7657</text:p>
          </table:table-cell>
          <table:table-cell table:formula="of:=[.C46]-[.C44]" office:value-type="float" office:value="7" calcext:value-type="float">
            <text:p>7</text:p>
          </table:table-cell>
          <table:table-cell table:formula="of:=[.H46]" office:value-type="float" office:value="1.28416" calcext:value-type="float">
            <text:p>1.28416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6513.44" calcext:value-type="float">
            <text:p>6513.44</text:p>
          </table:table-cell>
          <table:table-cell office:value-type="float" office:value="44" calcext:value-type="float">
            <text:p>44</text:p>
          </table:table-cell>
          <table:table-cell office:value-type="float" office:value="43.2842" calcext:value-type="float">
            <text:p>43.2842</text:p>
          </table:table-cell>
          <table:table-cell office:value-type="float" office:value="135" calcext:value-type="float">
            <text:p>135</text:p>
          </table:table-cell>
          <table:table-cell office:value-type="float" office:value="177.766" calcext:value-type="float">
            <text:p>177.766</text:p>
          </table:table-cell>
          <table:table-cell office:value-type="float" office:value="2844.13" calcext:value-type="float">
            <text:p>2844.13</text:p>
          </table:table-cell>
          <table:table-cell office:value-type="float" office:value="1.59599" calcext:value-type="float">
            <text:p>1.59599</text:p>
          </table:table-cell>
          <table:table-cell office:value-type="float" office:value="53.1505" calcext:value-type="float">
            <text:p>53.1505</text:p>
          </table:table-cell>
          <table:table-cell table:formula="of:=[.C47]-[.C45]" office:value-type="float" office:value="9" calcext:value-type="float">
            <text:p>9</text:p>
          </table:table-cell>
          <table:table-cell table:formula="of:=[.H47]" office:value-type="float" office:value="1.59599" calcext:value-type="float">
            <text:p>1.59599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6974.78" calcext:value-type="float">
            <text:p>6974.78</text:p>
          </table:table-cell>
          <table:table-cell office:value-type="float" office:value="50" calcext:value-type="float">
            <text:p>50</text:p>
          </table:table-cell>
          <table:table-cell office:value-type="float" office:value="45.596" calcext:value-type="float">
            <text:p>45.596</text:p>
          </table:table-cell>
          <table:table-cell office:value-type="float" office:value="118" calcext:value-type="float">
            <text:p>118</text:p>
          </table:table-cell>
          <table:table-cell office:value-type="float" office:value="188.151" calcext:value-type="float">
            <text:p>188.151</text:p>
          </table:table-cell>
          <table:table-cell office:value-type="float" office:value="3044.14" calcext:value-type="float">
            <text:p>3044.14</text:p>
          </table:table-cell>
          <table:table-cell office:value-type="float" office:value="1.9752" calcext:value-type="float">
            <text:p>1.9752</text:p>
          </table:table-cell>
          <table:table-cell office:value-type="float" office:value="65.779" calcext:value-type="float">
            <text:p>65.779</text:p>
          </table:table-cell>
          <table:table-cell table:formula="of:=[.C48]-[.C46]" office:value-type="float" office:value="8" calcext:value-type="float">
            <text:p>8</text:p>
          </table:table-cell>
          <table:table-cell table:formula="of:=[.H48]" office:value-type="float" office:value="1.9752" calcext:value-type="float">
            <text:p>1.9752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7345.75" calcext:value-type="float">
            <text:p>7345.75</text:p>
          </table:table-cell>
          <table:table-cell office:value-type="float" office:value="53" calcext:value-type="float">
            <text:p>53</text:p>
          </table:table-cell>
          <table:table-cell office:value-type="float" office:value="51.9752" calcext:value-type="float">
            <text:p>51.9752</text:p>
          </table:table-cell>
          <table:table-cell office:value-type="float" office:value="118" calcext:value-type="float">
            <text:p>118</text:p>
          </table:table-cell>
          <table:table-cell office:value-type="float" office:value="183.779" calcext:value-type="float">
            <text:p>183.779</text:p>
          </table:table-cell>
          <table:table-cell office:value-type="float" office:value="3192.28" calcext:value-type="float">
            <text:p>3192.28</text:p>
          </table:table-cell>
          <table:table-cell office:value-type="float" office:value="2.43439" calcext:value-type="float">
            <text:p>2.43439</text:p>
          </table:table-cell>
          <table:table-cell office:value-type="float" office:value="81.0711" calcext:value-type="float">
            <text:p>81.0711</text:p>
          </table:table-cell>
          <table:table-cell table:formula="of:=[.C49]-[.C47]" office:value-type="float" office:value="9" calcext:value-type="float">
            <text:p>9</text:p>
          </table:table-cell>
          <table:table-cell table:formula="of:=[.H49]" office:value-type="float" office:value="2.43439" calcext:value-type="float">
            <text:p>2.43439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7590.81" calcext:value-type="float">
            <text:p>7590.81</text:p>
          </table:table-cell>
          <table:table-cell office:value-type="float" office:value="54" calcext:value-type="float">
            <text:p>54</text:p>
          </table:table-cell>
          <table:table-cell office:value-type="float" office:value="55.4344" calcext:value-type="float">
            <text:p>55.4344</text:p>
          </table:table-cell>
          <table:table-cell office:value-type="float" office:value="247" calcext:value-type="float">
            <text:p>247</text:p>
          </table:table-cell>
          <table:table-cell office:value-type="float" office:value="199.071" calcext:value-type="float">
            <text:p>199.071</text:p>
          </table:table-cell>
          <table:table-cell office:value-type="float" office:value="3285.62" calcext:value-type="float">
            <text:p>3285.62</text:p>
          </table:table-cell>
          <table:table-cell office:value-type="float" office:value="2.98907" calcext:value-type="float">
            <text:p>2.98907</text:p>
          </table:table-cell>
          <table:table-cell office:value-type="float" office:value="99.5432" calcext:value-type="float">
            <text:p>99.5432</text:p>
          </table:table-cell>
          <table:table-cell table:formula="of:=[.C50]-[.C48]" office:value-type="float" office:value="4" calcext:value-type="float">
            <text:p>4</text:p>
          </table:table-cell>
          <table:table-cell table:formula="of:=[.H50]" office:value-type="float" office:value="2.98907" calcext:value-type="float">
            <text:p>2.98907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7626.96" calcext:value-type="float">
            <text:p>7626.96</text:p>
          </table:table-cell>
          <table:table-cell office:value-type="float" office:value="60" calcext:value-type="float">
            <text:p>60</text:p>
          </table:table-cell>
          <table:table-cell office:value-type="float" office:value="56.9891" calcext:value-type="float">
            <text:p>56.9891</text:p>
          </table:table-cell>
          <table:table-cell office:value-type="float" office:value="288" calcext:value-type="float">
            <text:p>288</text:p>
          </table:table-cell>
          <table:table-cell office:value-type="float" office:value="346.543" calcext:value-type="float">
            <text:p>346.543</text:p>
          </table:table-cell>
          <table:table-cell office:value-type="float" office:value="3279.2" calcext:value-type="float">
            <text:p>3279.2</text:p>
          </table:table-cell>
          <table:table-cell office:value-type="float" office:value="3.65691" calcext:value-type="float">
            <text:p>3.65691</text:p>
          </table:table-cell>
          <table:table-cell office:value-type="float" office:value="121.784" calcext:value-type="float">
            <text:p>121.784</text:p>
          </table:table-cell>
          <table:table-cell table:formula="of:=[.C51]-[.C49]" office:value-type="float" office:value="7" calcext:value-type="float">
            <text:p>7</text:p>
          </table:table-cell>
          <table:table-cell table:formula="of:=[.H51]" office:value-type="float" office:value="3.65691" calcext:value-type="float">
            <text:p>3.65691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7737.93" calcext:value-type="float">
            <text:p>7737.93</text:p>
          </table:table-cell>
          <table:table-cell office:value-type="float" office:value="66" calcext:value-type="float">
            <text:p>66</text:p>
          </table:table-cell>
          <table:table-cell office:value-type="float" office:value="63.6569" calcext:value-type="float">
            <text:p>63.6569</text:p>
          </table:table-cell>
          <table:table-cell office:value-type="float" office:value="333" calcext:value-type="float">
            <text:p>333</text:p>
          </table:table-cell>
          <table:table-cell office:value-type="float" office:value="409.784" calcext:value-type="float">
            <text:p>409.784</text:p>
          </table:table-cell>
          <table:table-cell office:value-type="float" office:value="3342.22" calcext:value-type="float">
            <text:p>3342.22</text:p>
          </table:table-cell>
          <table:table-cell office:value-type="float" office:value="4.46333" calcext:value-type="float">
            <text:p>4.46333</text:p>
          </table:table-cell>
          <table:table-cell office:value-type="float" office:value="148.64" calcext:value-type="float">
            <text:p>148.64</text:p>
          </table:table-cell>
          <table:table-cell table:formula="of:=[.C52]-[.C50]" office:value-type="float" office:value="12" calcext:value-type="float">
            <text:p>12</text:p>
          </table:table-cell>
          <table:table-cell table:formula="of:=[.H52]" office:value-type="float" office:value="4.46333" calcext:value-type="float">
            <text:p>4.46333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7838.87" calcext:value-type="float">
            <text:p>7838.87</text:p>
          </table:table-cell>
          <table:table-cell office:value-type="float" office:value="66" calcext:value-type="float">
            <text:p>66</text:p>
          </table:table-cell>
          <table:table-cell office:value-type="float" office:value="70.4633" calcext:value-type="float">
            <text:p>70.4633</text:p>
          </table:table-cell>
          <table:table-cell office:value-type="float" office:value="510" calcext:value-type="float">
            <text:p>510</text:p>
          </table:table-cell>
          <table:table-cell office:value-type="float" office:value="481.64" calcext:value-type="float">
            <text:p>481.64</text:p>
          </table:table-cell>
          <table:table-cell office:value-type="float" office:value="3380.11" calcext:value-type="float">
            <text:p>3380.11</text:p>
          </table:table-cell>
          <table:table-cell office:value-type="float" office:value="5.43579" calcext:value-type="float">
            <text:p>5.43579</text:p>
          </table:table-cell>
          <table:table-cell office:value-type="float" office:value="181.025" calcext:value-type="float">
            <text:p>181.025</text:p>
          </table:table-cell>
          <table:table-cell table:formula="of:=[.C53]-[.C51]" office:value-type="float" office:value="6" calcext:value-type="float">
            <text:p>6</text:p>
          </table:table-cell>
          <table:table-cell table:formula="of:=[.H53]" office:value-type="float" office:value="5.43579" calcext:value-type="float">
            <text:p>5.43579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7836.42" calcext:value-type="float">
            <text:p>7836.42</text:p>
          </table:table-cell>
          <table:table-cell office:value-type="float" office:value="72" calcext:value-type="float">
            <text:p>72</text:p>
          </table:table-cell>
          <table:table-cell office:value-type="float" office:value="71.4358" calcext:value-type="float">
            <text:p>71.4358</text:p>
          </table:table-cell>
          <table:table-cell office:value-type="float" office:value="510" calcext:value-type="float">
            <text:p>510</text:p>
          </table:table-cell>
          <table:table-cell office:value-type="float" office:value="691.025" calcext:value-type="float">
            <text:p>691.025</text:p>
          </table:table-cell>
          <table:table-cell office:value-type="float" office:value="3368.06" calcext:value-type="float">
            <text:p>3368.06</text:p>
          </table:table-cell>
          <table:table-cell office:value-type="float" office:value="6.6074" calcext:value-type="float">
            <text:p>6.6074</text:p>
          </table:table-cell>
          <table:table-cell office:value-type="float" office:value="220.043" calcext:value-type="float">
            <text:p>220.043</text:p>
          </table:table-cell>
          <table:table-cell table:formula="of:=[.C54]-[.C52]" office:value-type="float" office:value="6" calcext:value-type="float">
            <text:p>6</text:p>
          </table:table-cell>
          <table:table-cell table:formula="of:=[.H54]" office:value-type="float" office:value="6.6074" calcext:value-type="float">
            <text:p>6.6074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7885.17" calcext:value-type="float">
            <text:p>7885.17</text:p>
          </table:table-cell>
          <table:table-cell office:value-type="float" office:value="75" calcext:value-type="float">
            <text:p>75</text:p>
          </table:table-cell>
          <table:table-cell office:value-type="float" office:value="78.6074" calcext:value-type="float">
            <text:p>78.6074</text:p>
          </table:table-cell>
          <table:table-cell office:value-type="float" office:value="510" calcext:value-type="float">
            <text:p>510</text:p>
          </table:table-cell>
          <table:table-cell office:value-type="float" office:value="730.043" calcext:value-type="float">
            <text:p>730.043</text:p>
          </table:table-cell>
          <table:table-cell office:value-type="float" office:value="3398.35" calcext:value-type="float">
            <text:p>3398.35</text:p>
          </table:table-cell>
          <table:table-cell office:value-type="float" office:value="8.02032" calcext:value-type="float">
            <text:p>8.02032</text:p>
          </table:table-cell>
          <table:table-cell office:value-type="float" office:value="267.096" calcext:value-type="float">
            <text:p>267.096</text:p>
          </table:table-cell>
          <table:table-cell table:formula="of:=[.C55]-[.C53]" office:value-type="float" office:value="9" calcext:value-type="float">
            <text:p>9</text:p>
          </table:table-cell>
          <table:table-cell table:formula="of:=[.H55]" office:value-type="float" office:value="8.02032" calcext:value-type="float">
            <text:p>8.02032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7959.41" calcext:value-type="float">
            <text:p>7959.41</text:p>
          </table:table-cell>
          <table:table-cell office:value-type="float" office:value="75" calcext:value-type="float">
            <text:p>75</text:p>
          </table:table-cell>
          <table:table-cell office:value-type="float" office:value="83.0203" calcext:value-type="float">
            <text:p>83.0203</text:p>
          </table:table-cell>
          <table:table-cell office:value-type="float" office:value="1137" calcext:value-type="float">
            <text:p>1137</text:p>
          </table:table-cell>
          <table:table-cell office:value-type="float" office:value="777.096" calcext:value-type="float">
            <text:p>777.096</text:p>
          </table:table-cell>
          <table:table-cell office:value-type="float" office:value="3430.75" calcext:value-type="float">
            <text:p>3430.75</text:p>
          </table:table-cell>
          <table:table-cell office:value-type="float" office:value="9.72386" calcext:value-type="float">
            <text:p>9.72386</text:p>
          </table:table-cell>
          <table:table-cell office:value-type="float" office:value="323.828" calcext:value-type="float">
            <text:p>323.828</text:p>
          </table:table-cell>
          <table:table-cell table:formula="of:=[.C56]-[.C54]" office:value-type="float" office:value="3" calcext:value-type="float">
            <text:p>3</text:p>
          </table:table-cell>
          <table:table-cell table:formula="of:=[.H56]" office:value-type="float" office:value="9.72386" calcext:value-type="float">
            <text:p>9.72386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7658.92" calcext:value-type="float">
            <text:p>7658.92</text:p>
          </table:table-cell>
          <table:table-cell office:value-type="float" office:value="81" calcext:value-type="float">
            <text:p>81</text:p>
          </table:table-cell>
          <table:table-cell office:value-type="float" office:value="84.7239" calcext:value-type="float">
            <text:p>84.7239</text:p>
          </table:table-cell>
          <table:table-cell office:value-type="float" office:value="1407" calcext:value-type="float">
            <text:p>1407</text:p>
          </table:table-cell>
          <table:table-cell office:value-type="float" office:value="1460.83" calcext:value-type="float">
            <text:p>1460.83</text:p>
          </table:table-cell>
          <table:table-cell office:value-type="float" office:value="3255.85" calcext:value-type="float">
            <text:p>3255.85</text:p>
          </table:table-cell>
          <table:table-cell office:value-type="float" office:value="11.773" calcext:value-type="float">
            <text:p>11.773</text:p>
          </table:table-cell>
          <table:table-cell office:value-type="float" office:value="392.07" calcext:value-type="float">
            <text:p>392.07</text:p>
          </table:table-cell>
          <table:table-cell table:formula="of:=[.C57]-[.C55]" office:value-type="float" office:value="6" calcext:value-type="float">
            <text:p>6</text:p>
          </table:table-cell>
          <table:table-cell table:formula="of:=[.H57]" office:value-type="float" office:value="11.773" calcext:value-type="float">
            <text:p>11.773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7368.44" calcext:value-type="float">
            <text:p>7368.44</text:p>
          </table:table-cell>
          <table:table-cell office:value-type="float" office:value="84" calcext:value-type="float">
            <text:p>84</text:p>
          </table:table-cell>
          <table:table-cell office:value-type="float" office:value="92.773" calcext:value-type="float">
            <text:p>92.773</text:p>
          </table:table-cell>
          <table:table-cell office:value-type="float" office:value="1540" calcext:value-type="float">
            <text:p>1540</text:p>
          </table:table-cell>
          <table:table-cell office:value-type="float" office:value="1799.07" calcext:value-type="float">
            <text:p>1799.07</text:p>
          </table:table-cell>
          <table:table-cell office:value-type="float" office:value="3145.01" calcext:value-type="float">
            <text:p>3145.01</text:p>
          </table:table-cell>
          <table:table-cell office:value-type="float" office:value="14.2414" calcext:value-type="float">
            <text:p>14.2414</text:p>
          </table:table-cell>
          <table:table-cell office:value-type="float" office:value="474.274" calcext:value-type="float">
            <text:p>474.274</text:p>
          </table:table-cell>
          <table:table-cell table:formula="of:=[.C58]-[.C56]" office:value-type="float" office:value="9" calcext:value-type="float">
            <text:p>9</text:p>
          </table:table-cell>
          <table:table-cell table:formula="of:=[.H58]" office:value-type="float" office:value="14.2414" calcext:value-type="float">
            <text:p>14.2414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7231.72" calcext:value-type="float">
            <text:p>7231.72</text:p>
          </table:table-cell>
          <table:table-cell office:value-type="float" office:value="91" calcext:value-type="float">
            <text:p>91</text:p>
          </table:table-cell>
          <table:table-cell office:value-type="float" office:value="98.2414" calcext:value-type="float">
            <text:p>98.2414</text:p>
          </table:table-cell>
          <table:table-cell office:value-type="float" office:value="1540" calcext:value-type="float">
            <text:p>1540</text:p>
          </table:table-cell>
          <table:table-cell office:value-type="float" office:value="2014.27" calcext:value-type="float">
            <text:p>2014.27</text:p>
          </table:table-cell>
          <table:table-cell office:value-type="float" office:value="3100.9" calcext:value-type="float">
            <text:p>3100.9</text:p>
          </table:table-cell>
          <table:table-cell office:value-type="float" office:value="17.2163" calcext:value-type="float">
            <text:p>17.2163</text:p>
          </table:table-cell>
          <table:table-cell office:value-type="float" office:value="573.345" calcext:value-type="float">
            <text:p>573.345</text:p>
          </table:table-cell>
          <table:table-cell table:formula="of:=[.C59]-[.C57]" office:value-type="float" office:value="10" calcext:value-type="float">
            <text:p>10</text:p>
          </table:table-cell>
          <table:table-cell table:formula="of:=[.H59]" office:value-type="float" office:value="17.2163" calcext:value-type="float">
            <text:p>17.2163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7274.89" calcext:value-type="float">
            <text:p>7274.89</text:p>
          </table:table-cell>
          <table:table-cell office:value-type="float" office:value="94" calcext:value-type="float">
            <text:p>94</text:p>
          </table:table-cell>
          <table:table-cell office:value-type="float" office:value="108.216" calcext:value-type="float">
            <text:p>108.216</text:p>
          </table:table-cell>
          <table:table-cell office:value-type="float" office:value="1540" calcext:value-type="float">
            <text:p>1540</text:p>
          </table:table-cell>
          <table:table-cell office:value-type="float" office:value="2113.34" calcext:value-type="float">
            <text:p>2113.34</text:p>
          </table:table-cell>
          <table:table-cell office:value-type="float" office:value="3137.17" calcext:value-type="float">
            <text:p>3137.17</text:p>
          </table:table-cell>
          <table:table-cell office:value-type="float" office:value="20.803" calcext:value-type="float">
            <text:p>20.803</text:p>
          </table:table-cell>
          <table:table-cell office:value-type="float" office:value="692.792" calcext:value-type="float">
            <text:p>692.792</text:p>
          </table:table-cell>
          <table:table-cell table:formula="of:=[.C60]-[.C58]" office:value-type="float" office:value="10" calcext:value-type="float">
            <text:p>10</text:p>
          </table:table-cell>
          <table:table-cell table:formula="of:=[.H60]" office:value-type="float" office:value="20.803" calcext:value-type="float">
            <text:p>20.803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7361.73" calcext:value-type="float">
            <text:p>7361.73</text:p>
          </table:table-cell>
          <table:table-cell office:value-type="float" office:value="102" calcext:value-type="float">
            <text:p>102</text:p>
          </table:table-cell>
          <table:table-cell office:value-type="float" office:value="114.803" calcext:value-type="float">
            <text:p>114.803</text:p>
          </table:table-cell>
          <table:table-cell office:value-type="float" office:value="1540" calcext:value-type="float">
            <text:p>1540</text:p>
          </table:table-cell>
          <table:table-cell office:value-type="float" office:value="2232.79" calcext:value-type="float">
            <text:p>2232.79</text:p>
          </table:table-cell>
          <table:table-cell office:value-type="float" office:value="3174.82" calcext:value-type="float">
            <text:p>3174.82</text:p>
          </table:table-cell>
          <table:table-cell office:value-type="float" office:value="25.1268" calcext:value-type="float">
            <text:p>25.1268</text:p>
          </table:table-cell>
          <table:table-cell office:value-type="float" office:value="836.783" calcext:value-type="float">
            <text:p>836.783</text:p>
          </table:table-cell>
          <table:table-cell table:formula="of:=[.C61]-[.C59]" office:value-type="float" office:value="11" calcext:value-type="float">
            <text:p>11</text:p>
          </table:table-cell>
          <table:table-cell table:formula="of:=[.H61]" office:value-type="float" office:value="25.1268" calcext:value-type="float">
            <text:p>25.1268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7483.06" calcext:value-type="float">
            <text:p>7483.06</text:p>
          </table:table-cell>
          <table:table-cell office:value-type="float" office:value="104" calcext:value-type="float">
            <text:p>104</text:p>
          </table:table-cell>
          <table:table-cell office:value-type="float" office:value="127.127" calcext:value-type="float">
            <text:p>127.127</text:p>
          </table:table-cell>
          <table:table-cell office:value-type="float" office:value="2909" calcext:value-type="float">
            <text:p>2909</text:p>
          </table:table-cell>
          <table:table-cell office:value-type="float" office:value="2376.78" calcext:value-type="float">
            <text:p>2376.78</text:p>
          </table:table-cell>
          <table:table-cell office:value-type="float" office:value="3231.11" calcext:value-type="float">
            <text:p>3231.11</text:p>
          </table:table-cell>
          <table:table-cell office:value-type="float" office:value="30.3393" calcext:value-type="float">
            <text:p>30.3393</text:p>
          </table:table-cell>
          <table:table-cell office:value-type="float" office:value="1010.37" calcext:value-type="float">
            <text:p>1010.37</text:p>
          </table:table-cell>
          <table:table-cell table:formula="of:=[.C62]-[.C60]" office:value-type="float" office:value="10" calcext:value-type="float">
            <text:p>10</text:p>
          </table:table-cell>
          <table:table-cell table:formula="of:=[.H62]" office:value-type="float" office:value="30.3393" calcext:value-type="float">
            <text:p>30.3393</text:p>
          </table:table-cell>
        </table:table-row>
        <table:table-row table:style-name="ro1">
          <table:table-cell/>
          <table:table-cell office:value-type="float" office:value="6773.05" calcext:value-type="float">
            <text:p>6773.05</text:p>
          </table:table-cell>
          <table:table-cell/>
          <table:table-cell office:value-type="float" office:value="134.339" calcext:value-type="float">
            <text:p>134.339</text:p>
          </table:table-cell>
          <table:table-cell/>
          <table:table-cell office:value-type="float" office:value="3919.37" calcext:value-type="float">
            <text:p>3919.37</text:p>
          </table:table-cell>
          <table:table-cell office:value-type="float" office:value="2823.57" calcext:value-type="float">
            <text:p>2823.57</text:p>
          </table:table-cell>
          <table:table-cell office:value-type="float" office:value="36.6124" calcext:value-type="float">
            <text:p>36.6124</text:p>
          </table:table-cell>
          <table:table-cell office:value-type="float" office:value="1219.28" calcext:value-type="float">
            <text:p>1219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00.68" calcext:value-type="float">
            <text:p>6900.68</text:p>
          </table:table-cell>
          <table:table-cell/>
          <table:table-cell office:value-type="float" office:value="170.952" calcext:value-type="float">
            <text:p>170.952</text:p>
          </table:table-cell>
          <table:table-cell/>
          <table:table-cell office:value-type="float" office:value="5138.66" calcext:value-type="float">
            <text:p>5138.66</text:p>
          </table:table-cell>
          <table:table-cell office:value-type="float" office:value="3009.07" calcext:value-type="float">
            <text:p>3009.07</text:p>
          </table:table-cell>
          <table:table-cell office:value-type="float" office:value="44.1801" calcext:value-type="float">
            <text:p>44.1801</text:p>
          </table:table-cell>
          <table:table-cell office:value-type="float" office:value="1471.31" calcext:value-type="float">
            <text:p>1471.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63.01" calcext:value-type="float">
            <text:p>7163.01</text:p>
          </table:table-cell>
          <table:table-cell/>
          <table:table-cell office:value-type="float" office:value="215.132" calcext:value-type="float">
            <text:p>215.132</text:p>
          </table:table-cell>
          <table:table-cell/>
          <table:table-cell office:value-type="float" office:value="6609.96" calcext:value-type="float">
            <text:p>6609.96</text:p>
          </table:table-cell>
          <table:table-cell office:value-type="float" office:value="3101.38" calcext:value-type="float">
            <text:p>3101.38</text:p>
          </table:table-cell>
          <table:table-cell office:value-type="float" office:value="53.3026" calcext:value-type="float">
            <text:p>53.3026</text:p>
          </table:table-cell>
          <table:table-cell office:value-type="float" office:value="1775.11" calcext:value-type="float">
            <text:p>1775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13.23" calcext:value-type="float">
            <text:p>7413.23</text:p>
          </table:table-cell>
          <table:table-cell/>
          <table:table-cell office:value-type="float" office:value="268.434" calcext:value-type="float">
            <text:p>268.434</text:p>
          </table:table-cell>
          <table:table-cell/>
          <table:table-cell office:value-type="float" office:value="8385.07" calcext:value-type="float">
            <text:p>8385.07</text:p>
          </table:table-cell>
          <table:table-cell office:value-type="float" office:value="3213.34" calcext:value-type="float">
            <text:p>3213.34</text:p>
          </table:table-cell>
          <table:table-cell office:value-type="float" office:value="64.2999" calcext:value-type="float">
            <text:p>64.2999</text:p>
          </table:table-cell>
          <table:table-cell office:value-type="float" office:value="2141.34" calcext:value-type="float">
            <text:p>2141.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75.82" calcext:value-type="float">
            <text:p>7675.82</text:p>
          </table:table-cell>
          <table:table-cell/>
          <table:table-cell office:value-type="float" office:value="332.734" calcext:value-type="float">
            <text:p>332.734</text:p>
          </table:table-cell>
          <table:table-cell/>
          <table:table-cell office:value-type="float" office:value="10526.4" calcext:value-type="float">
            <text:p>10526.4</text:p>
          </table:table-cell>
          <table:table-cell office:value-type="float" office:value="3326.56" calcext:value-type="float">
            <text:p>3326.56</text:p>
          </table:table-cell>
          <table:table-cell office:value-type="float" office:value="77.5569" calcext:value-type="float">
            <text:p>77.5569</text:p>
          </table:table-cell>
          <table:table-cell office:value-type="float" office:value="2582.83" calcext:value-type="float">
            <text:p>2582.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47.1" calcext:value-type="float">
            <text:p>7947.1</text:p>
          </table:table-cell>
          <table:table-cell/>
          <table:table-cell office:value-type="float" office:value="410.291" calcext:value-type="float">
            <text:p>410.291</text:p>
          </table:table-cell>
          <table:table-cell/>
          <table:table-cell office:value-type="float" office:value="13109.2" calcext:value-type="float">
            <text:p>13109.2</text:p>
          </table:table-cell>
          <table:table-cell office:value-type="float" office:value="3444.23" calcext:value-type="float">
            <text:p>3444.23</text:p>
          </table:table-cell>
          <table:table-cell office:value-type="float" office:value="93.5377" calcext:value-type="float">
            <text:p>93.5377</text:p>
          </table:table-cell>
          <table:table-cell office:value-type="float" office:value="3115.03" calcext:value-type="float">
            <text:p>3115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28.08" calcext:value-type="float">
            <text:p>8228.08</text:p>
          </table:table-cell>
          <table:table-cell/>
          <table:table-cell office:value-type="float" office:value="503.829" calcext:value-type="float">
            <text:p>503.829</text:p>
          </table:table-cell>
          <table:table-cell/>
          <table:table-cell office:value-type="float" office:value="16224.3" calcext:value-type="float">
            <text:p>16224.3</text:p>
          </table:table-cell>
          <table:table-cell office:value-type="float" office:value="3565.99" calcext:value-type="float">
            <text:p>3565.99</text:p>
          </table:table-cell>
          <table:table-cell office:value-type="float" office:value="112.801" calcext:value-type="float">
            <text:p>112.801</text:p>
          </table:table-cell>
          <table:table-cell office:value-type="float" office:value="3756.56" calcext:value-type="float">
            <text:p>3756.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18.97" calcext:value-type="float">
            <text:p>8518.97</text:p>
          </table:table-cell>
          <table:table-cell/>
          <table:table-cell office:value-type="float" office:value="616.63" calcext:value-type="float">
            <text:p>616.63</text:p>
          </table:table-cell>
          <table:table-cell/>
          <table:table-cell office:value-type="float" office:value="19980.8" calcext:value-type="float">
            <text:p>19980.8</text:p>
          </table:table-cell>
          <table:table-cell office:value-type="float" office:value="3692.06" calcext:value-type="float">
            <text:p>3692.06</text:p>
          </table:table-cell>
          <table:table-cell office:value-type="float" office:value="136.022" calcext:value-type="float">
            <text:p>136.022</text:p>
          </table:table-cell>
          <table:table-cell office:value-type="float" office:value="4529.88" calcext:value-type="float">
            <text:p>4529.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20.15" calcext:value-type="float">
            <text:p>8820.15</text:p>
          </table:table-cell>
          <table:table-cell/>
          <table:table-cell office:value-type="float" office:value="752.653" calcext:value-type="float">
            <text:p>752.653</text:p>
          </table:table-cell>
          <table:table-cell/>
          <table:table-cell office:value-type="float" office:value="24510.7" calcext:value-type="float">
            <text:p>24510.7</text:p>
          </table:table-cell>
          <table:table-cell office:value-type="float" office:value="3822.59" calcext:value-type="float">
            <text:p>3822.59</text:p>
          </table:table-cell>
          <table:table-cell office:value-type="float" office:value="164.013" calcext:value-type="float">
            <text:p>164.013</text:p>
          </table:table-cell>
          <table:table-cell office:value-type="float" office:value="5462.04" calcext:value-type="float">
            <text:p>5462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31.97" calcext:value-type="float">
            <text:p>9131.97</text:p>
          </table:table-cell>
          <table:table-cell/>
          <table:table-cell office:value-type="float" office:value="916.666" calcext:value-type="float">
            <text:p>916.666</text:p>
          </table:table-cell>
          <table:table-cell/>
          <table:table-cell office:value-type="float" office:value="29972.8" calcext:value-type="float">
            <text:p>29972.8</text:p>
          </table:table-cell>
          <table:table-cell office:value-type="float" office:value="3957.74" calcext:value-type="float">
            <text:p>3957.74</text:p>
          </table:table-cell>
          <table:table-cell office:value-type="float" office:value="197.753" calcext:value-type="float">
            <text:p>197.753</text:p>
          </table:table-cell>
          <table:table-cell office:value-type="float" office:value="6585.65" calcext:value-type="float">
            <text:p>6585.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54.83" calcext:value-type="float">
            <text:p>9454.83</text:p>
          </table:table-cell>
          <table:table-cell/>
          <table:table-cell office:value-type="float" office:value="1114.42" calcext:value-type="float">
            <text:p>1114.42</text:p>
          </table:table-cell>
          <table:table-cell/>
          <table:table-cell office:value-type="float" office:value="36558.4" calcext:value-type="float">
            <text:p>36558.4</text:p>
          </table:table-cell>
          <table:table-cell office:value-type="float" office:value="4097.66" calcext:value-type="float">
            <text:p>4097.66</text:p>
          </table:table-cell>
          <table:table-cell office:value-type="float" office:value="238.422" calcext:value-type="float">
            <text:p>238.422</text:p>
          </table:table-cell>
          <table:table-cell office:value-type="float" office:value="7940.02" calcext:value-type="float">
            <text:p>794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89.09" calcext:value-type="float">
            <text:p>9789.09</text:p>
          </table:table-cell>
          <table:table-cell/>
          <table:table-cell office:value-type="float" office:value="1352.84" calcext:value-type="float">
            <text:p>1352.84</text:p>
          </table:table-cell>
          <table:table-cell/>
          <table:table-cell office:value-type="float" office:value="44498.4" calcext:value-type="float">
            <text:p>44498.4</text:p>
          </table:table-cell>
          <table:table-cell office:value-type="float" office:value="4242.52" calcext:value-type="float">
            <text:p>4242.52</text:p>
          </table:table-cell>
          <table:table-cell office:value-type="float" office:value="287.443" calcext:value-type="float">
            <text:p>287.443</text:p>
          </table:table-cell>
          <table:table-cell office:value-type="float" office:value="9572.55" calcext:value-type="float">
            <text:p>9572.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35.2" calcext:value-type="float">
            <text:p>10135.2</text:p>
          </table:table-cell>
          <table:table-cell/>
          <table:table-cell office:value-type="float" office:value="1640.28" calcext:value-type="float">
            <text:p>1640.28</text:p>
          </table:table-cell>
          <table:table-cell/>
          <table:table-cell office:value-type="float" office:value="54071" calcext:value-type="float">
            <text:p>54071</text:p>
          </table:table-cell>
          <table:table-cell office:value-type="float" office:value="4392.51" calcext:value-type="float">
            <text:p>4392.51</text:p>
          </table:table-cell>
          <table:table-cell office:value-type="float" office:value="346.531" calcext:value-type="float">
            <text:p>346.531</text:p>
          </table:table-cell>
          <table:table-cell office:value-type="float" office:value="11540.3" calcext:value-type="float">
            <text:p>11540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93.5" calcext:value-type="float">
            <text:p>10493.5</text:p>
          </table:table-cell>
          <table:table-cell/>
          <table:table-cell office:value-type="float" office:value="1986.81" calcext:value-type="float">
            <text:p>1986.81</text:p>
          </table:table-cell>
          <table:table-cell/>
          <table:table-cell office:value-type="float" office:value="65611.3" calcext:value-type="float">
            <text:p>65611.3</text:p>
          </table:table-cell>
          <table:table-cell office:value-type="float" office:value="4547.81" calcext:value-type="float">
            <text:p>4547.81</text:p>
          </table:table-cell>
          <table:table-cell office:value-type="float" office:value="417.753" calcext:value-type="float">
            <text:p>417.753</text:p>
          </table:table-cell>
          <table:table-cell office:value-type="float" office:value="13912.2" calcext:value-type="float">
            <text:p>13912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64.5" calcext:value-type="float">
            <text:p>10864.5</text:p>
          </table:table-cell>
          <table:table-cell/>
          <table:table-cell office:value-type="float" office:value="2404.57" calcext:value-type="float">
            <text:p>2404.57</text:p>
          </table:table-cell>
          <table:table-cell/>
          <table:table-cell office:value-type="float" office:value="79523.5" calcext:value-type="float">
            <text:p>79523.5</text:p>
          </table:table-cell>
          <table:table-cell office:value-type="float" office:value="4708.59" calcext:value-type="float">
            <text:p>4708.59</text:p>
          </table:table-cell>
          <table:table-cell office:value-type="float" office:value="503.6" calcext:value-type="float">
            <text:p>503.6</text:p>
          </table:table-cell>
          <table:table-cell office:value-type="float" office:value="16771.1" calcext:value-type="float">
            <text:p>16771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48.6" calcext:value-type="float">
            <text:p>11248.6</text:p>
          </table:table-cell>
          <table:table-cell/>
          <table:table-cell office:value-type="float" office:value="2908.17" calcext:value-type="float">
            <text:p>2908.17</text:p>
          </table:table-cell>
          <table:table-cell/>
          <table:table-cell office:value-type="float" office:value="96294.6" calcext:value-type="float">
            <text:p>96294.6</text:p>
          </table:table-cell>
          <table:table-cell office:value-type="float" office:value="4875.06" calcext:value-type="float">
            <text:p>4875.06</text:p>
          </table:table-cell>
          <table:table-cell office:value-type="float" office:value="607.076" calcext:value-type="float">
            <text:p>607.076</text:p>
          </table:table-cell>
          <table:table-cell office:value-type="float" office:value="20217.1" calcext:value-type="float">
            <text:p>20217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46.3" calcext:value-type="float">
            <text:p>11646.3</text:p>
          </table:table-cell>
          <table:table-cell/>
          <table:table-cell office:value-type="float" office:value="3515.24" calcext:value-type="float">
            <text:p>3515.24</text:p>
          </table:table-cell>
          <table:table-cell/>
          <table:table-cell office:value-type="float" office:value="116512" calcext:value-type="float">
            <text:p>116512</text:p>
          </table:table-cell>
          <table:table-cell office:value-type="float" office:value="5047.41" calcext:value-type="float">
            <text:p>5047.41</text:p>
          </table:table-cell>
          <table:table-cell office:value-type="float" office:value="731.798" calcext:value-type="float">
            <text:p>731.798</text:p>
          </table:table-cell>
          <table:table-cell office:value-type="float" office:value="24370.7" calcext:value-type="float">
            <text:p>24370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58" calcext:value-type="float">
            <text:p>12058</text:p>
          </table:table-cell>
          <table:table-cell/>
          <table:table-cell office:value-type="float" office:value="4247.04" calcext:value-type="float">
            <text:p>4247.04</text:p>
          </table:table-cell>
          <table:table-cell/>
          <table:table-cell office:value-type="float" office:value="140882" calcext:value-type="float">
            <text:p>140882</text:p>
          </table:table-cell>
          <table:table-cell office:value-type="float" office:value="5225.85" calcext:value-type="float">
            <text:p>5225.85</text:p>
          </table:table-cell>
          <table:table-cell office:value-type="float" office:value="882.131" calcext:value-type="float">
            <text:p>882.131</text:p>
          </table:table-cell>
          <table:table-cell office:value-type="float" office:value="29377.1" calcext:value-type="float">
            <text:p>29377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84.3" calcext:value-type="float">
            <text:p>12484.3</text:p>
          </table:table-cell>
          <table:table-cell/>
          <table:table-cell office:value-type="float" office:value="5129.17" calcext:value-type="float">
            <text:p>5129.17</text:p>
          </table:table-cell>
          <table:table-cell/>
          <table:table-cell office:value-type="float" office:value="170260" calcext:value-type="float">
            <text:p>170260</text:p>
          </table:table-cell>
          <table:table-cell office:value-type="float" office:value="5410.61" calcext:value-type="float">
            <text:p>5410.61</text:p>
          </table:table-cell>
          <table:table-cell office:value-type="float" office:value="1063.33" calcext:value-type="float">
            <text:p>1063.33</text:p>
          </table:table-cell>
          <table:table-cell office:value-type="float" office:value="35411.5" calcext:value-type="float">
            <text:p>3541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25.7" calcext:value-type="float">
            <text:p>12925.7</text:p>
          </table:table-cell>
          <table:table-cell/>
          <table:table-cell office:value-type="float" office:value="6192.5" calcext:value-type="float">
            <text:p>6192.5</text:p>
          </table:table-cell>
          <table:table-cell/>
          <table:table-cell office:value-type="float" office:value="205671" calcext:value-type="float">
            <text:p>205671</text:p>
          </table:table-cell>
          <table:table-cell office:value-type="float" office:value="5601.89" calcext:value-type="float">
            <text:p>5601.89</text:p>
          </table:table-cell>
          <table:table-cell office:value-type="float" office:value="1281.74" calcext:value-type="float">
            <text:p>1281.74</text:p>
          </table:table-cell>
          <table:table-cell office:value-type="float" office:value="42684.9" calcext:value-type="float">
            <text:p>42684.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13:41.013840626</meta:creation-date>
    <dc:date>2020-03-26T09:31:09.740756027</dc:date>
    <meta:editing-duration>PT35M18S</meta:editing-duration>
    <meta:editing-cycles>1</meta:editing-cycles>
    <meta:document-statistic meta:table-count="1" meta:cell-count="777" meta:object-count="0"/>
    <meta:generator>LibreOffice/6.3.5.2$Linux_X86_64 LibreOffice_project/30$Build-2</meta:generator>
  </office:meta>
</office:document-meta>
</file>